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-color="#00cc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80" draw:fill-color="#fff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80" draw:fill-color="#ff333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00ccff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style:font-name="Linux Libertine O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="Linux Libertine O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27cm" svg:height="0.127cm" svg:x="8.6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27cm" svg:height="0.127cm" svg:x="9.0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27cm" svg:height="0.127cm" svg:x="9.4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7cm" svg:height="0.127cm" svg:x="9.8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7cm" svg:height="0.127cm" svg:x="10.2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7cm" svg:height="0.127cm" svg:x="10.6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7cm" svg:height="0.127cm" svg:x="11.0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7cm" svg:height="0.127cm" svg:x="11.4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27cm" svg:height="0.127cm" svg:x="11.8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27cm" svg:height="0.127cm" svg:x="12.2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27cm" svg:height="0.127cm" svg:x="12.6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578cm" svg:height="0.573cm" svg:x="10.382cm" svg:y="8.112cm">
          <draw:text-box>
            <text:p text:style-name="P4"><text:span text:style-name="T1">i</text:span></text:p>
          </draw:text-box>
        </draw:frame>
        <draw:frame draw:style-name="gr4" draw:text-style-name="P5" draw:layer="layout" svg:width="0.853cm" svg:height="0.573cm" svg:x="10.682cm" svg:y="8.113cm">
          <draw:text-box>
            <text:p text:style-name="P4"><text:span text:style-name="T1">i+1</text:span></text:p>
          </draw:text-box>
        </draw:frame>
        <draw:frame draw:style-name="gr4" draw:text-style-name="P5" draw:layer="layout" svg:width="0.853cm" svg:height="0.573cm" svg:x="11.183cm" svg:y="8.114cm">
          <draw:text-box>
            <text:p text:style-name="P4"><text:span text:style-name="T1">i+2</text:span></text:p>
          </draw:text-box>
        </draw:frame>
        <draw:frame draw:style-name="gr4" draw:text-style-name="P5" draw:layer="layout" svg:width="0.853cm" svg:height="0.573cm" svg:x="9.883cm" svg:y="8.114cm">
          <draw:text-box>
            <text:p text:style-name="P4"><text:span text:style-name="T1">i–1</text:span></text:p>
          </draw:text-box>
        </draw:frame>
        <draw:frame draw:style-name="gr4" draw:text-style-name="P5" draw:layer="layout" svg:width="0.853cm" svg:height="0.573cm" svg:x="9.384cm" svg:y="8.115cm">
          <draw:text-box>
            <text:p text:style-name="P4"><text:span text:style-name="T1">i–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6-04-21T11:50:20.640430000</meta:creation-date>
    <dc:date>2016-04-21T11:56:19.774912000</dc:date>
    <dc:creator>Neal Davis</dc:creator>
    <meta:editing-duration>PT5M59S</meta:editing-duration>
    <meta:editing-cycles>1</meta:editing-cycles>
    <meta:document-statistic meta:object-count="16"/>
    <meta:generator>LibreOffice/5.0.5.2$MacOSX_X86_64 LibreOffice_project/55b006a02d247b5f7215fc6ea0fde844b30035b3</meta:generator>
  </office:meta>
</office:document-meta>
</file>